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aa5" officeooo:paragraph-rsid="00027aa5"/>
    </style:style>
    <style:style style:name="P2" style:family="paragraph" style:parent-style-name="Standard">
      <style:text-properties officeooo:rsid="0002d5e3" officeooo:paragraph-rsid="0002d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</text:p>
      <text:p text:style-name="P1">. <text:s/>AverageD&gt;AverageK &amp;&amp;</text:p>
      <text:p text:style-name="P1">. score&gt;100</text:p>
      <text:p text:style-name="P1"/>
      <text:p text:style-name="P1">=Winner D</text:p>
      <text:p text:style-name="P1"/>
      <text:p text:style-name="P1">If </text:p>
      <text:p text:style-name="P1">.AverageK&gt;AverageD &amp;&amp;</text:p>
      <text:p text:style-name="P1">.score&gt;100</text:p>
      <text:p text:style-name="P1"/>
      <text:p text:style-name="P1">=WinnerK</text:p>
      <text:p text:style-name="P1"/>
      <text:p text:style-name="P1">If</text:p>
      <text:p text:style-name="P1">averageK=averageD &amp;&amp;</text:p>
      <text:p text:style-name="P1">score&gt;100</text:p>
      <text:p text:style-name="P1"/>
      <text:p text:style-name="P1">=Draw</text:p>
      <text:p text:style-name="P1"/>
      <text:p text:style-name="P1">If </text:p>
      <text:p text:style-name="P1">Score&lt;100 &amp;&amp;</text:p>
      <text:p text:style-name="P1"/>
      <text:p text:style-name="P1">=NoTrophy</text:p>
      <text:p text:style-name="P1"/>
      <text:p text:style-name="P1"/>
      <text:p text:style-name="P2">sarah country = </text:p>
      <text:p text:style-name="P2">.language.english</text:p>
      <text:p text:style-name="P2">.&lt;50 mil </text:p>
      <text:p text:style-name="P2">.island false</text:p>
      <text:p text:style-name="P2"/>
      <text:p text:style-name="P2">if (langu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1:47:54.575653200</meta:creation-date>
    <dc:date>2025-04-29T10:26:01.237159500</dc:date>
    <meta:editing-duration>PT1H12M33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0" meta:word-count="32" meta:character-count="215" meta:non-whitespace-character-count="197"/>
  </office:meta>
</office:document-meta>
</file>